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0.png"/>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Quotations">
      <style:paragraph-properties fo:margin-left="0.5in" fo:margin-right="0in" fo:text-indent="0in" style:auto-text-indent="false"/>
    </style:style>
    <style:style style:name="P7" style:family="paragraph" style:parent-style-name="Quotations">
      <style:paragraph-properties fo:margin-left="0.5in" fo:margin-right="0in" fo:text-indent="0in" style:auto-text-indent="false"/>
    </style:style>
    <style:style style:name="P8" style:family="paragraph" style:parent-style-name="Quotations">
      <style:paragraph-properties fo:margin-left="0.5in" fo:margin-right="0in" fo:text-indent="0in" style:auto-text-indent="false"/>
    </style:style>
    <style:style style:name="P9" style:family="paragraph" style:parent-style-name="Quotations">
      <style:paragraph-properties fo:margin-left="0.5in" fo:margin-right="0in" fo:text-indent="0in" style:auto-text-indent="false"/>
    </style:style>
    <style:style style:name="P10" style:family="paragraph" style:parent-style-name="Text_20_body" style:list-style-name="L3">
      <style:paragraph-properties fo:margin-top="0in" fo:margin-bottom="0in"/>
    </style:style>
    <style:style style:name="P11" style:family="paragraph" style:parent-style-name="Quotations">
      <style:paragraph-properties fo:margin-left="0.5in" fo:margin-right="0in" fo:text-indent="0in" style:auto-text-indent="false"/>
    </style:style>
    <style:style style:name="P12" style:family="paragraph" style:parent-style-name="Quotations">
      <style:paragraph-properties fo:margin-left="0.5in" fo:margin-right="0in" fo:text-indent="0in" style:auto-text-indent="false"/>
    </style:style>
    <style:style style:name="P13" style:family="paragraph" style:parent-style-name="Quotations">
      <style:paragraph-properties fo:margin-left="0.5in" fo:margin-right="0in" fo:text-indent="0in" style:auto-text-indent="false"/>
    </style:style>
    <style:style style:name="P14" style:family="paragraph" style:parent-style-name="Quotations">
      <style:paragraph-properties fo:margin-left="0.5in" fo:margin-right="0in" fo:text-indent="0in" style:auto-text-indent="false"/>
    </style:style>
    <style:style style:name="P15" style:family="paragraph" style:parent-style-name="Quotations">
      <style:paragraph-properties fo:margin-left="0.5in" fo:margin-right="0in" fo:text-indent="0in" style:auto-text-indent="false"/>
    </style:style>
    <style:style style:name="P16" style:family="paragraph" style:parent-style-name="Text_20_body" style:list-style-name="L4">
      <style:paragraph-properties fo:margin-top="0in" fo:margin-bottom="0in"/>
    </style:style>
    <style:style style:name="P17" style:family="paragraph" style:parent-style-name="Quotations">
      <style:paragraph-properties fo:margin-left="0.5in" fo:margin-right="0in" fo:text-indent="0in" style:auto-text-indent="false"/>
    </style:style>
    <style:style style:name="P18" style:family="paragraph" style:parent-style-name="Quotations">
      <style:paragraph-properties fo:margin-left="0.5in" fo:margin-right="0in" fo:text-indent="0in" style:auto-text-indent="false"/>
    </style:style>
    <style:style style:name="P19" style:family="paragraph" style:parent-style-name="Text_20_body" style:list-style-name="L5">
      <style:paragraph-properties fo:margin-top="0in" fo:margin-bottom="0in"/>
    </style:style>
    <style:style style:name="P20" style:family="paragraph" style:parent-style-name="Quotations">
      <style:paragraph-properties fo:margin-left="0.5in" fo:margin-right="0in" fo:text-indent="0in" style:auto-text-indent="false"/>
    </style:style>
    <style:style style:name="P21" style:family="paragraph" style:parent-style-name="Quotations">
      <style:paragraph-properties fo:margin-left="0.5in" fo:margin-right="0in" fo:text-indent="0in" style:auto-text-indent="false"/>
    </style:style>
    <style:style style:name="P22" style:family="paragraph" style:parent-style-name="Text_20_body" style:list-style-name="L6">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1.E" style:family="table-column"/>
    <style:style style:name="Table2" style:family="table">
      <style:table-properties table:align="center"/>
    </style:style>
    <style:style style:name="Table2.A" style:family="table-column"/>
    <style:style style:name="Table2.B" style:family="table-column"/>
    <style:style style:name="Table3" style:family="table">
      <style:table-properties table:align="center"/>
    </style:style>
    <style:style style:name="Table3.A" style:family="table-column"/>
    <style:style style:name="Table3.B" style:family="table-column"/>
    <style:style style:name="Table3.C" style:family="table-column"/>
  </office:automatic-styles>
  <office:body>
    <office:text>
      <text:p text:style-name="Text_20_body"><draw:frame draw:name="img1" svg:width="0.66667in" svg:height="0.6666666666666666in"><draw:image xlink:href="Pictures/0.png" xlink:type="simple" xlink:show="embed" xlink:actuate="onLoad"/></draw:frame> <text:span text:style-name="T1">RCOS — Sistema Operativo de Comunidad Regenerativa</text:span></text:p>
      <text:h text:style-name="Heading_20_1" text:outline-level="1"><text:bookmark-start text:name="protocolo-de-economía-interna"/>Protocolo de Economía Interna<text:bookmark-end text:name="protocolo-de-economía-interna"/></text:h>
      <text:list text:style-name="L1">
        <text:list-item>
          <text:p text:style-name="P1"><text:span text:style-name="T1">Generado:</text:span> 2026-04-29</text:p>
        </text:list-item>
        <text:list-item>
          <text:p text:style-name="P1"><text:span text:style-name="T1">Fuente (versión más reciente):</text:span> <text:a xlink:type="simple" xlink:href="https://blueprint.ecohubs.community/es/articles/rcos-templates/layer-3/internal-economy-protocol" office:name=""><text:span text:style-name="Definition">https://blueprint.ecohubs.community/es/articles/rcos-templates/layer-3/internal-economy-protocol</text:span></text:a></text:p>
        </text:list-item>
        <text:list-item>
          <text:p text:style-name="P1"><text:span text:style-name="T1">Todas las plantillas RCOS:</text:span> <text:a xlink:type="simple" xlink:href="https://blueprint.ecohubs.community/es/articles/rcos-templates" office:name=""><text:span text:style-name="Definition">https://blueprint.ecohubs.community/es/articles/rcos-templates</text:span></text:a></text:p>
        </text:list-item>
      </text:list>
      <text:p text:style-name="Horizontal_20_Line"/>
      <text:list text:style-name="L2">
        <text:list-item>
          <text:p text:style-name="P2"><text:span text:style-name="T1">Capa:</text:span> 3 — Sistema Económico y de Recursos</text:p>
        </text:list-item>
        <text:list-item>
          <text:p text:style-name="P2"><text:span text:style-name="T1">Estado:</text:span> Plantilla — adaptar para tu comunidad</text:p>
        </text:list-item>
        <text:list-item>
          <text:p text:style-name="P2"><text:span text:style-name="T1">Referencia RCOS:</text:span> <text:a xlink:type="simple" xlink:href="https://blueprint.ecohubs.community/es/articles/rcos-core/v0-1/layer-3-economic-resource-system#51-commons-vs-private-resources" office:name=""><text:span text:style-name="Definition">§5.1</text:span></text:a>, <text:a xlink:type="simple" xlink:href="https://blueprint.ecohubs.community/es/articles/rcos-core/v0-1/layer-3-economic-resource-system#52-contribution-recognition" office:name=""><text:span text:style-name="Definition">§5.2</text:span></text:a>, <text:a xlink:type="simple" xlink:href="https://blueprint.ecohubs.community/es/articles/rcos-core/v0-1/layer-3-economic-resource-system#54-accumulation-constraints" office:name=""><text:span text:style-name="Definition">§5.4</text:span></text:a>, <text:a xlink:type="simple" xlink:href="https://blueprint.ecohubs.community/es/articles/rcos-core/v0-1/layer-3-economic-resource-system#55-artifacts" office:name=""><text:span text:style-name="Definition">§5.5</text:span></text:a></text:p>
        </text:list-item>
      </text:list>
      <text:p text:style-name="Horizontal_20_Line"/>
      <text:h text:style-name="Heading_20_2" text:outline-level="2"><text:bookmark-start text:name="clasificación-de-bienes-comunes-vs-privados"/>Clasificación de Bienes Comunes vs. Privados<text:bookmark-end text:name="clasificación-de-bienes-comunes-vs-privados"/></text:h>
      <text:p text:style-name="First_20_paragraph"><text:span text:style-name="T2">Cláusulas RCOS: </text:span><text:a xlink:type="simple" xlink:href="https://blueprint.ecohubs.community/es/articles/rcos-core/v0-1/layer-3-economic-resource-system#51-commons-vs-private-resources" office:name=""><text:span text:style-name="Definition"><text:span text:style-name="T2">5.1.1</text:span></text:span></text:a><text:span text:style-name="T2">, </text:span><text:a xlink:type="simple" xlink:href="https://blueprint.ecohubs.community/es/articles/rcos-core/v0-1/layer-3-economic-resource-system#51-commons-vs-private-resources" office:name=""><text:span text:style-name="Definition"><text:span text:style-name="T2">5.1.2</text:span></text:span></text:a><text:span text:style-name="T2">, </text:span><text:a xlink:type="simple" xlink:href="https://blueprint.ecohubs.community/es/articles/rcos-core/v0-1/layer-3-economic-resource-system#51-commons-vs-private-resources" office:name=""><text:span text:style-name="Definition"><text:span text:style-name="T2">5.1.3</text:span></text:span></text:a><text:span text:style-name="T2">, </text:span><text:a xlink:type="simple" xlink:href="https://blueprint.ecohubs.community/es/articles/rcos-core/v0-1/layer-3-economic-resource-system#51-commons-vs-private-resources" office:name=""><text:span text:style-name="Definition"><text:span text:style-name="T2">5.1.4</text:span></text:span></text:a><text:span text:style-name="T2">, </text:span><text:a xlink:type="simple" xlink:href="https://blueprint.ecohubs.community/es/articles/rcos-core/v0-1/layer-3-economic-resource-system#51-commons-vs-private-resources" office:name=""><text:span text:style-name="Definition"><text:span text:style-name="T2">5.1.5</text:span></text:span></text:a><text:span text:style-name="T2">, </text:span><text:a xlink:type="simple" xlink:href="https://blueprint.ecohubs.community/es/articles/rcos-core/v0-1/layer-3-economic-resource-system#56-layer-invariants" office:name=""><text:span text:style-name="Definition"><text:span text:style-name="T2">5.6.2</text:span></text:span></text:a></text:p>
      <text:p text:style-name="P3"><text:span text:style-name="T1">Justificación — ¿Por qué clasificar cada recurso</text:span></text:p>
      <text:p text:style-name="P3">Los recursos sin clasificar son donde ocurre la privatización silenciosa: alguien empieza a tratar un bien compartido como personal, o un bien privado se absorbe silenciosamente en las obligaciones comunitarias, y para cuando alguien se da cuenta la norma ya cambió. La clasificación explícita, con custodios y reglas de transferencia nombrados desde el inicio, convierte cualquier cambio de ese estado en un acto de gobernanza visible en lugar de un hecho que se impone gradualmente.</text:p>
      <text:p text:style-name="P4"><text:span text:style-name="T1">Instrucciones — Cómo rellenar esto</text:span></text:p>
      <text:p text:style-name="P4">Para cada recurso que posea la comunidad, declara la clasificación (Bienes Comunes / Privado), nombra un custodio, define reglas de acceso y establece restricciones de transferencia. Los recursos sin clasificar no DEBEN ser asignados, gravados, monetizados ni transferidos hasta que estén clasificados.</text:p>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HeaderRowCell" office:value-type="string">
              <text:p text:style-name="Table_20_Heading">Recurso</text:p>
            </table:table-cell>
            <table:table-cell table:style-name="TableHeaderRowCell" office:value-type="string">
              <text:p text:style-name="Table_20_Heading">Clasificación</text:p>
            </table:table-cell>
            <table:table-cell table:style-name="TableHeaderRowCell" office:value-type="string">
              <text:p text:style-name="Table_20_Heading">Custodio</text:p>
            </table:table-cell>
            <table:table-cell table:style-name="TableHeaderRowCell" office:value-type="string">
              <text:p text:style-name="Table_20_Heading">Reglas de acceso</text:p>
            </table:table-cell>
            <table:table-cell table:style-name="TableHeaderRowCell" office:value-type="string">
              <text:p text:style-name="Table_20_Heading">Restricciones de transferencia</text:p>
            </table:table-cell>
          </table:table-row>
        </table:table-header-rows>
        <table:table-row>
          <table:table-cell table:style-name="TableRowCell" office:value-type="string">
            <text:p text:style-name="Table_20_Contents"><text:span text:style-name="T2">&lt;p. ej. Especificación y artefactos RCOS&gt;</text:span></text:p>
          </table:table-cell>
          <table:table-cell table:style-name="TableRowCell" office:value-type="string">
            <text:p text:style-name="Table_20_Contents"><text:span text:style-name="T2">&lt;Bienes Comunes / Privado&gt;</text:span></text:p>
          </table:table-cell>
          <table:table-cell table:style-name="TableRowCell" office:value-type="string">
            <text:p text:style-name="Table_20_Contents"/>
          </table:table-cell>
          <table:table-cell table:style-name="TableRowCell" office:value-type="string">
            <text:p text:style-name="Table_20_Contents"><text:span text:style-name="T2">&lt;quién lee / escribe&gt;</text:span></text:p>
          </table:table-cell>
          <table:table-cell table:style-name="TableRowCell" office:value-type="string">
            <text:p text:style-name="Table_20_Contents"/>
          </table:table-cell>
        </table:table-row>
        <table:table-row>
          <table:table-cell table:style-name="TableRowCell" office:value-type="string">
            <text:p text:style-name="Table_20_Contents"><text:span text:style-name="T2">&lt;p. ej. Tesorería compartida&g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row>
        <table:table-row>
          <table:table-cell table:style-name="TableRowCell" office:value-type="string">
            <text:p text:style-name="Table_20_Contents"><text:span text:style-name="T2">&lt;p. ej. Sitio web / dominios de la comunidad&g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row>
        <table:table-row>
          <table:table-cell table:style-name="TableRowCell" office:value-type="string">
            <text:p text:style-name="Table_20_Contents"><text:span text:style-name="T2">&lt;p. ej. Marca y cuentas en redes sociales&g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row>
        <table:table-row>
          <table:table-cell table:style-name="TableRowCell" office:value-type="string">
            <text:p text:style-name="Table_20_Contents"><text:span text:style-name="T2">&lt;p. ej. Terreno o infraestructura física&g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row>
      </table:table>
      <text:p text:style-name="P5">Cualquier recurso sin clasificar no DEBE ser asignado, gravado, monetizado ni transferido hasta que se complete la clasificación.</text:p>
      <text:h text:style-name="Heading_20_2" text:outline-level="2"><text:bookmark-start text:name="categorías-de-contribución-reconocidas"/>Categorías de Contribución Reconocidas<text:bookmark-end text:name="categorías-de-contribución-reconocidas"/></text:h>
      <text:p text:style-name="First_20_paragraph"><text:span text:style-name="T2">Cláusulas RCOS: </text:span><text:a xlink:type="simple" xlink:href="https://blueprint.ecohubs.community/es/articles/rcos-core/v0-1/layer-3-economic-resource-system#52-contribution-recognition" office:name=""><text:span text:style-name="Definition"><text:span text:style-name="T2">5.2.1</text:span></text:span></text:a><text:span text:style-name="T2">, </text:span><text:a xlink:type="simple" xlink:href="https://blueprint.ecohubs.community/es/articles/rcos-core/v0-1/layer-3-economic-resource-system#52-contribution-recognition" office:name=""><text:span text:style-name="Definition"><text:span text:style-name="T2">5.2.3</text:span></text:span></text:a><text:span text:style-name="T2">, </text:span><text:a xlink:type="simple" xlink:href="https://blueprint.ecohubs.community/es/articles/rcos-core/v0-1/layer-3-economic-resource-system#56-layer-invariants" office:name=""><text:span text:style-name="Definition"><text:span text:style-name="T2">5.6.3</text:span></text:span></text:a></text:p>
      <text:p text:style-name="P6"><text:span text:style-name="T1">Justificación — ¿Por qué nombrar los tipos de trabajo que cuentan</text:span></text:p>
      <text:p text:style-name="P6">Si la comunidad nunca dice en voz alta de qué tipos de trabajo depende, el trabajo invisible — cuidado, facilitación, moderación, custodia — permanece invisible, y las personas que lo realizan se agotan o se van. Enumerar las categorías convierte “alguien simplemente hace esto” en trabajo reconocido que el sistema tiene que tener en cuenta.</text:p>
      <text:p text:style-name="P7"><text:span text:style-name="T1">Instrucciones — Cómo rellenar esto</text:span></text:p>
      <text:p text:style-name="P7">Enumera las categorías de contribución que tu comunidad reconoce. El cuidado, la facilitación, la custodia y la participación informal suelen estar insuficientemente reconocidos — nómbralos explícitamente si aplican.</text:p>
      <table:table table:name="Table2" table:style-name="Table2">
        <table:table-column table:style-name="Table2.A"/>
        <table:table-column table:style-name="Table2.B"/>
        <table:table-header-rows>
          <table:table-row>
            <table:table-cell table:style-name="TableHeaderRowCell" office:value-type="string">
              <text:p text:style-name="Table_20_Heading">Categoría</text:p>
            </table:table-cell>
            <table:table-cell table:style-name="TableHeaderRowCell" office:value-type="string">
              <text:p text:style-name="Table_20_Heading">Ejemplos</text:p>
            </table:table-cell>
          </table:table-row>
        </table:table-header-rows>
        <table:table-row>
          <table:table-cell table:style-name="TableRowCell" office:value-type="string">
            <text:p text:style-name="Table_20_Contents"><text:span text:style-name="T2">&lt;p. ej. Conocimiento e Investigación&gt;</text:span></text:p>
          </table:table-cell>
          <table:table-cell table:style-name="TableRowCell" office:value-type="string">
            <text:p text:style-name="Table_20_Contents"/>
          </table:table-cell>
        </table:table-row>
        <table:table-row>
          <table:table-cell table:style-name="TableRowCell" office:value-type="string">
            <text:p text:style-name="Table_20_Contents"><text:span text:style-name="T2">&lt;p. ej. Desarrollo Técnico&gt;</text:span></text:p>
          </table:table-cell>
          <table:table-cell table:style-name="TableRowCell" office:value-type="string">
            <text:p text:style-name="Table_20_Contents"/>
          </table:table-cell>
        </table:table-row>
        <table:table-row>
          <table:table-cell table:style-name="TableRowCell" office:value-type="string">
            <text:p text:style-name="Table_20_Contents"><text:span text:style-name="T2">&lt;p. ej. Gobernanza y Coordinación&gt;</text:span></text:p>
          </table:table-cell>
          <table:table-cell table:style-name="TableRowCell" office:value-type="string">
            <text:p text:style-name="Table_20_Contents"/>
          </table:table-cell>
        </table:table-row>
        <table:table-row>
          <table:table-cell table:style-name="TableRowCell" office:value-type="string">
            <text:p text:style-name="Table_20_Contents"><text:span text:style-name="T2">&lt;p. ej. Construcción de Comunidad&gt;</text:span></text:p>
          </table:table-cell>
          <table:table-cell table:style-name="TableRowCell" office:value-type="string">
            <text:p text:style-name="Table_20_Contents"/>
          </table:table-cell>
        </table:table-row>
        <table:table-row>
          <table:table-cell table:style-name="TableRowCell" office:value-type="string">
            <text:p text:style-name="Table_20_Contents"><text:span text:style-name="T2">&lt;p. ej. Cuidado y Apoyo&gt;</text:span></text:p>
          </table:table-cell>
          <table:table-cell table:style-name="TableRowCell" office:value-type="string">
            <text:p text:style-name="Table_20_Contents"/>
          </table:table-cell>
        </table:table-row>
        <table:table-row>
          <table:table-cell table:style-name="TableRowCell" office:value-type="string">
            <text:p text:style-name="Table_20_Contents"><text:span text:style-name="T2">&lt;p. ej. Custodia&gt;</text:span></text:p>
          </table:table-cell>
          <table:table-cell table:style-name="TableRowCell" office:value-type="string">
            <text:p text:style-name="Table_20_Contents"/>
          </table:table-cell>
        </table:table-row>
        <table:table-row>
          <table:table-cell table:style-name="TableRowCell" office:value-type="string">
            <text:p text:style-name="Table_20_Contents"><text:span text:style-name="T2">&lt;p. ej. Participación Informal&gt;</text:span></text:p>
          </table:table-cell>
          <table:table-cell table:style-name="TableRowCell" office:value-type="string">
            <text:p text:style-name="Table_20_Contents"/>
          </table:table-cell>
        </table:table-row>
      </table:table>
      <text:h text:style-name="Heading_20_2" text:outline-level="2"><text:bookmark-start text:name="mecanismo-de-reconocimiento-de-contribuciones"/>Mecanismo de Reconocimiento de Contribuciones<text:bookmark-end text:name="mecanismo-de-reconocimiento-de-contribuciones"/></text:h>
      <text:p text:style-name="First_20_paragraph"><text:span text:style-name="T2">Cláusulas RCOS: </text:span><text:a xlink:type="simple" xlink:href="https://blueprint.ecohubs.community/es/articles/rcos-core/v0-1/layer-3-economic-resource-system#52-contribution-recognition" office:name=""><text:span text:style-name="Definition"><text:span text:style-name="T2">5.2.2</text:span></text:span></text:a><text:span text:style-name="T2">, </text:span><text:a xlink:type="simple" xlink:href="https://blueprint.ecohubs.community/es/articles/rcos-core/v0-1/layer-3-economic-resource-system#52-contribution-recognition" office:name=""><text:span text:style-name="Definition"><text:span text:style-name="T2">5.2.5</text:span></text:span></text:a></text:p>
      <text:p text:style-name="P8"><text:span text:style-name="T1">Justificación — ¿Por qué definir cómo funciona realmente el reconocimiento</text:span></text:p>
      <text:p text:style-name="P8">Sin un mecanismo definido, “quién obtiene crédito” se convierte en una cuestión de quién habla más fuerte o está más cerca de quien decide. Especificar qué califica, cómo se registra, quién valida y cómo se impugna convierte el reconocimiento en algo con lo que un miembro puede contar de verdad — y evita que el reconocimiento mute silenciosamente en influencia de gobernanza.</text:p>
      <text:p text:style-name="P9"><text:span text:style-name="T1">Instrucciones — Cómo rellenar esto</text:span></text:p>
      <text:p text:style-name="P9">Indica qué califica, cómo se registran los reconocimientos, quién valida, qué desbloquean (o no desbloquean) y cómo los miembros impugnan un registro.</text:p>
      <text:list text:style-name="L3">
        <text:list-item>
          <text:p text:style-name="P10"><text:span text:style-name="T1">Qué califica:</text:span> <text:span text:style-name="T2">&lt;qué actividades cuentan y a declaración de quién.&gt;</text:span></text:p>
        </text:list-item>
        <text:list-item>
          <text:p text:style-name="P10"><text:span text:style-name="T1">Cómo se registran las contribuciones:</text:span> <text:span text:style-name="T2">&lt;canal estructurado; canal informal/auto-reportado.&gt;</text:span></text:p>
        </text:list-item>
        <text:list-item>
          <text:p text:style-name="P10"><text:span text:style-name="T1">Quién valida:</text:span> <text:span text:style-name="T2">&lt;automático / titular de rol / proceso de nominación.&gt;</text:span></text:p>
        </text:list-item>
        <text:list-item>
          <text:p text:style-name="P10"><text:span text:style-name="T1">Efecto en acceso/privilegios:</text:span> <text:span text:style-name="T2">&lt;el reconocimiento solo afecta el saldo de unidades internas; no otorga derechos de gobernanza adicionales más allá del estado de membresía.&gt;</text:span></text:p>
        </text:list-item>
        <text:list-item>
          <text:p text:style-name="P10"><text:span text:style-name="T1">Impugnación:</text:span> </text:p>
        </text:list-item>
      </text:list>
      <text:h text:style-name="Heading_20_2" text:outline-level="2"><text:bookmark-start text:name="unidades-internas"/>Unidades Internas<text:bookmark-end text:name="unidades-internas"/></text:h>
      <text:p text:style-name="First_20_paragraph"><text:span text:style-name="T2">Cláusulas RCOS: </text:span><text:a xlink:type="simple" xlink:href="https://blueprint.ecohubs.community/es/articles/rcos-core/v0-1/layer-3-economic-resource-system#52-contribution-recognition" office:name=""><text:span text:style-name="Definition"><text:span text:style-name="T2">5.2.4</text:span></text:span></text:a><text:span text:style-name="T2">, </text:span><text:a xlink:type="simple" xlink:href="https://blueprint.ecohubs.community/es/articles/rcos-core/v0-1/layer-3-economic-resource-system#52-contribution-recognition" office:name=""><text:span text:style-name="Definition"><text:span text:style-name="T2">5.2.5</text:span></text:span></text:a></text:p>
      <text:p text:style-name="P11"><text:span text:style-name="T1">Justificación — ¿Por qué definir las unidades internas con tanta precisión</text:span></text:p>
      <text:p text:style-name="P11">Las unidades internas tienden a adquirir poderes que nadie votó — decaimiento, topes, transferibilidad, peso en la gobernanza — a menos que cada propiedad quede fijada por escrito. Listar la emisión, reglas de transferencia, privacidad y su estatus explícito de no-gobernanza hace que las unidades sean herramientas de reconocimiento en lugar de monedas sombra silenciosas.</text:p>
      <text:p text:style-name="P12"><text:span text:style-name="T1">Instrucciones — Cómo rellenar esto</text:span></text:p>
      <text:p text:style-name="P12">Si tu comunidad usa unidades internas (XP, ECO, créditos, etc.), define para cada unidad su propósito, emisión, transferibilidad, decaimiento, tope, prevención de fraude y privacidad. Indica explícitamente que las unidades no otorgan derechos de gobernanza más allá del estado de membresía.</text:p>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Propiedad</text:p>
            </table:table-cell>
            <table:table-cell table:style-name="TableHeaderRowCell" office:value-type="string">
              <text:p text:style-name="Table_20_Heading"/>
            </table:table-cell>
            <table:table-cell table:style-name="TableHeaderRowCell" office:value-type="string">
              <text:p text:style-name="Table_20_Heading"/>
            </table:table-cell>
          </table:table-row>
        </table:table-header-rows>
        <table:table-row>
          <table:table-cell table:style-name="TableRowCell" office:value-type="string">
            <text:p text:style-name="Table_20_Contents"><text:span text:style-name="T1">Propósito</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row>
        <table:table-row>
          <table:table-cell table:style-name="TableRowCell" office:value-type="string">
            <text:p text:style-name="Table_20_Contents"><text:span text:style-name="T1">Emisión</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row>
        <table:table-row>
          <table:table-cell table:style-name="TableRowCell" office:value-type="string">
            <text:p text:style-name="Table_20_Contents"><text:span text:style-name="T1">Transferibilidad</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row>
        <table:table-row>
          <table:table-cell table:style-name="TableRowCell" office:value-type="string">
            <text:p text:style-name="Table_20_Contents"><text:span text:style-name="T1">Expiración / decaimiento</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row>
        <table:table-row>
          <table:table-cell table:style-name="TableRowCell" office:value-type="string">
            <text:p text:style-name="Table_20_Contents"><text:span text:style-name="T1">Tope máximo</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row>
        <table:table-row>
          <table:table-cell table:style-name="TableRowCell" office:value-type="string">
            <text:p text:style-name="Table_20_Contents"><text:span text:style-name="T1">Prevención de fraude</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row>
        <table:table-row>
          <table:table-cell table:style-name="TableRowCell" office:value-type="string">
            <text:p text:style-name="Table_20_Contents"><text:span text:style-name="T1">Privacidad</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row>
      </table:table>
      <text:p text:style-name="P13">Las unidades internas no otorgan derechos de gobernanza más allá de lo que define el estado de membresía.</text:p>
      <text:h text:style-name="Heading_20_2" text:outline-level="2"><text:bookmark-start text:name="restricciones-de-acumulación"/>Restricciones de Acumulación<text:bookmark-end text:name="restricciones-de-acumulación"/></text:h>
      <text:p text:style-name="First_20_paragraph"><text:span text:style-name="T2">Cláusulas RCOS: </text:span><text:a xlink:type="simple" xlink:href="https://blueprint.ecohubs.community/es/articles/rcos-core/v0-1/layer-3-economic-resource-system#54-accumulation-constraints" office:name=""><text:span text:style-name="Definition"><text:span text:style-name="T2">5.4.1</text:span></text:span></text:a><text:span text:style-name="T2">, </text:span><text:a xlink:type="simple" xlink:href="https://blueprint.ecohubs.community/es/articles/rcos-core/v0-1/layer-3-economic-resource-system#54-accumulation-constraints" office:name=""><text:span text:style-name="Definition"><text:span text:style-name="T2">5.4.2</text:span></text:span></text:a><text:span text:style-name="T2">, </text:span><text:a xlink:type="simple" xlink:href="https://blueprint.ecohubs.community/es/articles/rcos-core/v0-1/layer-3-economic-resource-system#54-accumulation-constraints" office:name=""><text:span text:style-name="Definition"><text:span text:style-name="T2">5.4.3</text:span></text:span></text:a><text:span text:style-name="T2">, </text:span><text:a xlink:type="simple" xlink:href="https://blueprint.ecohubs.community/es/articles/rcos-core/v0-1/layer-3-economic-resource-system#54-accumulation-constraints" office:name=""><text:span text:style-name="Definition"><text:span text:style-name="T2">5.4.4</text:span></text:span></text:a><text:span text:style-name="T2">, </text:span><text:a xlink:type="simple" xlink:href="https://blueprint.ecohubs.community/es/articles/rcos-core/v0-1/layer-3-economic-resource-system#56-layer-invariants" office:name=""><text:span text:style-name="Definition"><text:span text:style-name="T2">5.6.4</text:span></text:span></text:a></text:p>
      <text:p text:style-name="P14"><text:span text:style-name="T1">Justificación — ¿Por qué restringir la acumulación</text:span></text:p>
      <text:p text:style-name="P14">Cualquier unidad interna que pueda acumularse sin límite eventualmente se convierte en apalancamiento — unos pocos miembros con saldos grandes obtienen influencia informal que el sistema de gobernanza nunca les otorgó. Establecer las reglas de acumulación explícitamente, incluso cuando la regla actual es “ninguna todavía”, mantiene la cuestión abierta y obliga a tomar una decisión visible antes de que la concentración se convierta en un problema estructural.</text:p>
      <text:p text:style-name="P15"><text:span text:style-name="T1">Instrucciones — Cómo rellenar esto</text:span></text:p>
      <text:p text:style-name="P15">Indica la regla de acumulación actual (tope, decaimiento, ninguna) y la regla de que ninguna unidad interna PUEDE convertirse en autoridad de gobernanza.</text:p>
      <text:list text:style-name="L4">
        <text:list-item>
          <text:p text:style-name="P16"><text:span text:style-name="T2">&lt;Tope máximo de unidades internas, si lo hay.&gt;</text:span></text:p>
        </text:list-item>
        <text:list-item>
          <text:p text:style-name="P16"><text:span text:style-name="T2">&lt;Regla de decaimiento, si la hay.&gt;</text:span></text:p>
        </text:list-item>
        <text:list-item>
          <text:p text:style-name="P16"/>
        </text:list-item>
      </text:list>
      <text:h text:style-name="Heading_20_2" text:outline-level="2"><text:bookmark-start text:name="interfaces-de-ingresos-externos"/>Interfaces de Ingresos Externos<text:bookmark-end text:name="interfaces-de-ingresos-externos"/></text:h>
      <text:p text:style-name="First_20_paragraph"><text:span text:style-name="T2">Cláusulas RCOS: </text:span><text:a xlink:type="simple" xlink:href="https://blueprint.ecohubs.community/es/articles/rcos-core/v0-1/layer-3-economic-resource-system#53-treasury-management" office:name=""><text:span text:style-name="Definition"><text:span text:style-name="T2">5.3.2</text:span></text:span></text:a></text:p>
      <text:p text:style-name="P17"><text:span text:style-name="T1">Justificación — ¿Por qué requerir aprobación antes de que llegue el dinero</text:span></text:p>
      <text:p text:style-name="P17">Una vez que los fondos están en mano, la conversación pasa de “¿deberíamos aceptar esto?” a “¿qué hacemos con esto?” — y las condiciones vinculadas a los ingresos (términos de subvención, obligaciones de asociación, compromisos de servicio) a menudo ya están fijadas. Requerir una decisión Estratégica antes de abrir cualquier nuevo canal de ingresos mantiene a la comunidad en control de lo que asume.</text:p>
      <text:p text:style-name="P18"><text:span text:style-name="T1">Instrucciones — Cómo rellenar esto</text:span></text:p>
      <text:p text:style-name="P18">Enumera los canales de ingresos actuales declarados, nombra posibles canales futuros y requiere aprobación Estratégica antes de abrir cualquier nuevo canal.</text:p>
      <text:list text:style-name="L5">
        <text:list-item>
          <text:p text:style-name="P19"/>
        </text:list-item>
        <text:list-item>
          <text:p text:style-name="P19"/>
        </text:list-item>
        <text:list-item>
          <text:p text:style-name="P19"><text:span text:style-name="T2">&lt;Regla: cualquier nueva interfaz de ingresos externos DEBE ser declarada y aprobada mediante una decisión Estratégica antes de que se reciban fondos o se asuman compromisos.&gt;</text:span></text:p>
        </text:list-item>
      </text:list>
      <text:h text:style-name="Heading_20_2" text:outline-level="2"><text:bookmark-start text:name="resolución-de-disputas-para-registros-económicos"/>Resolución de Disputas para Registros Económicos<text:bookmark-end text:name="resolución-de-disputas-para-registros-económicos"/></text:h>
      <text:p text:style-name="P20"><text:span text:style-name="T1">Justificación — ¿Por qué acotar las disputas económicas en el tiempo</text:span></text:p>
      <text:p text:style-name="P20">Los registros de contribuciones y saldos se acumulan rápido; si las disputas pudieran plantearse indefinidamente, el libro mayor nunca se estabilizaría y cada crédito histórico quedaría eternamente impugnable. Un plazo definido con un resolutor designado y una vía de apelación da a los miembros una oportunidad real de corregir errores sin dejar toda la historia económica perpetuamente inestable.</text:p>
      <text:p text:style-name="P21"><text:span text:style-name="T1">Instrucciones — Cómo rellenar esto</text:span></text:p>
      <text:p text:style-name="P21">Indica el plazo de impugnación, el resolutor designado y la vía de apelación. Consulta el Mecanismo de Reconocimiento de Contribuciones para el proceso completo.</text:p>
      <text:p text:style-name="First_20_paragraph"><text:span text:style-name="T2">&lt;Plazo para impugnar un registro de contribución o saldo; resolutor designado; vía de apelación a los Miembros Plenos mediante el proceso de gobernanza.&gt;</text:span></text:p>
      <text:p text:style-name="Horizontal_20_Line"/>
      <text:h text:style-name="Heading_20_2" text:outline-level="2"><text:bookmark-start text:name="registro-de-ratificación"/>Registro de Ratificación<text:bookmark-end text:name="registro-de-ratificación"/></text:h>
      <text:list text:style-name="L6">
        <text:list-item>
          <text:p text:style-name="P22"><text:span text:style-name="T1">Adoptado:</text:span> </text:p>
        </text:list-item>
        <text:list-item>
          <text:p text:style-name="P22"><text:span text:style-name="T1">Tipo de decisión:</text:span> Estratégica</text:p>
        </text:list-item>
        <text:list-item>
          <text:p text:style-name="P22"><text:span text:style-name="T1">Versión:</text:span> &lt;versión&gt;</text:p>
        </text:list-item>
        <text:list-item>
          <text:p text:style-name="P22"><text:span text:style-name="T1">Registro de decisión:</text:span> &lt;enlace al registro de decisión&g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Caption" style:parent-style-name="Caption">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style:font-size-asian="10pt" style:font-size-complex="10pt" fo:font-family="'Courier New'" fo:font-size="10pt" fo:language="zxx"/>
    </style:style>
    <style:style style:display-name="Source Text" style:family="text" style:name="Source_20_Text">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fo:font-family="'Courier New'" fo:language="zxx"/>
    </style:style>
    <style:style style:family="text" style:name="Highlighted">
      <style:text-properties fo:background-color="#ffff38"/>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9.0.2</meta:generator>
    <dc:title/>
    <dc:description/>
    <dc:subject/>
    <meta:keyword/>
    <meta:initial-creator/>
    <dc:creator/>
    <meta:creation-date>2026-04-29T01:58:25Z</meta:creation-date>
    <dc:date>2026-04-29T01:58:25Z</dc:date>
    <meta:user-defined meta:name="title-meta" meta:value-type="string">Protocolo de Economía Interna</meta:user-defined>
  </office:meta>
</office:document-meta>
</file>